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FreeMono" fo:font-size="20pt" officeooo:rsid="00010482" officeooo:paragraph-rsid="00010482" style:font-size-asian="20pt" style:font-size-complex="20pt"/>
    </style:style>
    <style:style style:name="P2" style:family="paragraph" style:parent-style-name="Table_20_Contents">
      <style:text-properties style:font-name="FreeMono" fo:font-size="20pt" officeooo:rsid="00022e97" officeooo:paragraph-rsid="00022e97" style:font-size-asian="20pt" style:font-size-complex="20pt"/>
    </style:style>
    <style:style style:name="P3" style:family="paragraph" style:parent-style-name="Table_20_Contents">
      <style:text-properties style:font-name="FreeMono" fo:font-size="20pt" officeooo:rsid="000241fd" officeooo:paragraph-rsid="000241fd" style:font-size-asian="20pt" style:font-size-complex="20pt"/>
    </style:style>
    <style:style style:name="P4" style:family="paragraph" style:parent-style-name="Table_20_Contents">
      <style:text-properties style:font-name="FreeMono" fo:font-size="20pt" officeooo:rsid="0003632c" officeooo:paragraph-rsid="0003632c" style:font-size-asian="20pt" style:font-size-complex="20pt"/>
    </style:style>
    <style:style style:name="P5" style:family="paragraph" style:parent-style-name="Table_20_Contents">
      <style:paragraph-properties fo:text-align="center" style:justify-single-word="false"/>
      <style:text-properties style:font-name="FreeMono" fo:font-size="20pt" fo:font-weight="bold" officeooo:rsid="00010482" officeooo:paragraph-rsid="00010482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Computer</text:p>
          </table:table-cell>
        </table:table-row>
        <table:table-row>
          <table:table-cell table:style-name="Table1.A2" office:value-type="string">
            <text:p text:style-name="P1">- hersteller: String</text:p>
            <text:p text:style-name="P1">- laptop: boolean</text:p>
            <text:p text:style-name="P1">- gbRam: int</text:p>
          </table:table-cell>
        </table:table-row>
        <table:table-row>
          <table:table-cell table:style-name="Table1.A2" office:value-type="string">
            <text:p text:style-name="P2">+ getHersteller()</text:p>
            <text:p text:style-name="P2">+ getLaptop()</text:p>
            <text:p text:style-name="P2">+ getGbRam()</text:p>
            <text:p text:style-name="P3">+ setHersteller(String neuHersteller)</text:p>
            <text:p text:style-name="P4">+ setLaptop(boolean neuLaptop)</text:p>
            <text:p text:style-name="P4">+ setGbRam(int neuGbRam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9:12:37.768352165</meta:creation-date>
    <dc:date>2017-09-26T21:06:40.612191059</dc:date>
    <meta:editing-duration>PT1H11M52S</meta:editing-duration>
    <meta:editing-cycles>1</meta:editing-cycles>
    <meta:document-statistic meta:table-count="1" meta:image-count="0" meta:object-count="0" meta:page-count="1" meta:paragraph-count="10" meta:word-count="25" meta:character-count="190" meta:non-whitespace-character-count="175"/>
    <meta:generator>LibreOffice/5.1.6.2$Linux_X86_64 LibreOffice_project/10m0$Build-2</meta:generator>
  </office:meta>
</office:document-meta>
</file>